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MultipartFile.MockMultipartFile( String name , @ Nullable byte [ ]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ultipartFile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ultipartFile.getOriginal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ultipartFile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ultipartFile.transferTo( Fil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ultipartFile.MockMultipartFile( String name , @ Nullable String originalFilename , @ Nullable String contentType , @ Nullable byte [ ] cont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MultipartFile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ultipartFile.get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ultipartFile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ultipartFi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ultipartFile.MockMultipartFile( String name , @ Nullable String originalFilename , @ Nullable String contentType , InputStream conten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ultipartFile.MockMultipartFile( String name , InputStream conten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